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88.9mm"/>
    </style:style>
    <style:style style:name="co3" style:family="table-column">
      <style:table-column-properties fo:break-before="auto" style:column-width="58.54mm"/>
    </style:style>
    <style:style style:name="co4" style:family="table-column">
      <style:table-column-properties fo:break-before="auto" style:column-width="50.76mm"/>
    </style:style>
    <style:style style:name="co5" style:family="table-column">
      <style:table-column-properties fo:break-before="auto" style:column-width="30.34mm"/>
    </style:style>
    <style:style style:name="co6" style:family="table-column">
      <style:table-column-properties fo:break-before="auto" style:column-width="26.58mm"/>
    </style:style>
    <style:style style:name="co39" style:family="table-column">
      <style:table-column-properties fo:break-before="auto" style:column-width="10.8mm"/>
    </style:style>
    <style:style style:name="co40" style:family="table-column">
      <style:table-column-properties fo:break-before="auto" style:column-width="38.29mm"/>
    </style:style>
    <style:style style:name="co10" style:family="table-column">
      <style:table-column-properties fo:break-before="auto" style:column-width="17.99mm"/>
    </style:style>
    <style:style style:name="co41" style:family="table-column">
      <style:table-column-properties fo:break-before="auto" style:column-width="38.14mm"/>
    </style:style>
    <style:style style:name="co12" style:family="table-column">
      <style:table-column-properties fo:break-before="auto" style:column-width="101.53mm"/>
    </style:style>
    <style:style style:name="co13" style:family="table-column">
      <style:table-column-properties fo:break-before="auto" style:column-width="60.96mm"/>
    </style:style>
    <style:style style:name="co14" style:family="table-column">
      <style:table-column-properties fo:break-before="auto" style:column-width="63.38mm"/>
    </style:style>
    <style:style style:name="co15" style:family="table-column">
      <style:table-column-properties fo:break-before="auto" style:column-width="87.58mm"/>
    </style:style>
    <style:style style:name="co16" style:family="table-column">
      <style:table-column-properties fo:break-before="auto" style:column-width="63.66mm"/>
    </style:style>
    <style:style style:name="co17" style:family="table-column">
      <style:table-column-properties fo:break-before="auto" style:column-width="21.96mm"/>
    </style:style>
    <style:style style:name="co34" style:family="table-column">
      <style:table-column-properties fo:break-before="auto" style:column-width="19.6mm"/>
    </style:style>
    <style:style style:name="co35" style:family="table-column">
      <style:table-column-properties fo:break-before="auto" style:column-width="63.11mm"/>
    </style:style>
    <style:style style:name="co36" style:family="table-column">
      <style:table-column-properties fo:break-before="auto" style:column-width="30.62mm"/>
    </style:style>
    <style:style style:name="co37" style:family="table-column">
      <style:table-column-properties fo:break-before="auto" style:column-width="29.95mm"/>
    </style:style>
    <style:style style:name="co22" style:family="table-column">
      <style:table-column-properties fo:break-before="auto" style:column-width="29.81mm"/>
    </style:style>
    <style:style style:name="co23" style:family="table-column">
      <style:table-column-properties fo:break-before="auto" style:column-width="56.13mm"/>
    </style:style>
    <style:style style:name="co24" style:family="table-column">
      <style:table-column-properties fo:break-before="auto" style:column-width="74.67mm"/>
    </style:style>
    <style:style style:name="co25" style:family="table-column">
      <style:table-column-properties fo:break-before="auto" style:column-width="127.58mm"/>
    </style:style>
    <style:style style:name="co26" style:family="table-column">
      <style:table-column-properties fo:break-before="auto" style:column-width="36.79mm"/>
    </style:style>
    <style:style style:name="co27" style:family="table-column">
      <style:table-column-properties fo:break-before="auto" style:column-width="77.89mm"/>
    </style:style>
    <style:style style:name="co32" style:family="table-column">
      <style:table-column-properties fo:break-before="auto" style:column-width="29.07mm"/>
    </style:style>
    <style:style style:name="co7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50.48mm"/>
    </style:style>
    <style:style style:name="co31" style:family="table-column">
      <style:table-column-properties fo:break-before="auto" style:column-width="68.49mm"/>
    </style:style>
    <style:style style:name="co33" style:family="table-column">
      <style:table-column-properties fo:break-before="auto" style:column-width="25.24mm"/>
    </style:style>
    <style:style style:name="co38" style:family="table-column">
      <style:table-column-properties fo:break-before="auto" style:column-width="30.87mm"/>
    </style:style>
    <style:style style:name="ro1" style:family="table-row">
      <style:table-row-properties style:row-height="17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7.5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_20_cierre">
      <style:table-properties table:display="true" style:writing-mode="lr-tb"/>
    </style:style>
    <style:style style:name="ce1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wrap-option="wrap"/>
    </style:style>
    <style:style style:name="ce27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0070c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ackground-color="#0070c0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2e75b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Currency" style:data-style-name="N13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men Gene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REFERENCIA CINEP/PPP</text:p>
          </table:table-cell>
          <table:table-cell table:style-name="ce1" office:value-type="string" calcext:value-type="string">
            <text:p>FINANCIADOR</text:p>
          </table:table-cell>
          <table:table-cell table:style-name="ce2" office:value-type="string" calcext:value-type="string">
            <text:p>RESPONSABLE GP</text:p>
          </table:table-cell>
          <table:table-cell table:style-name="ce1" office:value-type="string" calcext:value-type="string">
            <text:p>ESTADO</text:p>
          </table:table-cell>
          <table:table-cell table:style-name="ce2" office:value-type="string" calcext:value-type="string">
            <text:p>GRADO DE EXIGENCIA <text:s/>(ALTO - MEDIO-BAJO)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En Trámite" table:style-name="ta1">
        <office:forms form:automatic-focus="false" form:apply-design-mode="false"/>
        <table:table-column table:style-name="co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1" table:default-cell-style-name="Default"/>
        <table:table-column table:style-name="co12" table:default-cell-style-name="Default"/>
        <table:table-column table:style-name="co5" table:default-cell-style-name="Default"/>
        <table:table-row table:style-name="ro3">
          <table:table-cell table:style-name="ce27" office:value-type="string" calcext:value-type="string">
            <text:p>#</text:p>
          </table:table-cell>
          <table:table-cell table:style-name="ce28" office:value-type="string" calcext:value-type="string">
            <text:p>REFERENCIA CINEP/PPP</text:p>
          </table:table-cell>
          <table:table-cell table:style-name="ce27" office:value-type="string" calcext:value-type="string">
            <text:p>FINANCIADOR</text:p>
          </table:table-cell>
          <table:table-cell table:style-name="ce27" office:value-type="string" calcext:value-type="string">
            <text:p>RESPONSABLE GP-gerencia proyectos AO-Area Operativa</text:p>
          </table:table-cell>
          <table:table-cell table:style-name="ce27" office:value-type="string" calcext:value-type="string">
            <text:p>EQUIPO (s) AREA OPERATIVA</text:p>
          </table:table-cell>
          <table:table-cell table:style-name="ce27" office:value-type="string" calcext:value-type="string">
            <text:p>PRESUPUESTO</text:p>
          </table:table-cell>
          <table:table-cell table:style-name="ce27" office:value-type="string" calcext:value-type="string">
            <text:p>MONEDA </text:p>
          </table:table-cell>
          <table:table-cell table:style-name="ce27" office:value-type="string" calcext:value-type="string">
            <text:p>PRESUPUESTO EN COP</text:p>
          </table:table-cell>
          <table:table-cell table:style-name="ce27" office:value-type="string" calcext:value-type="string">
            <text:p>DURACIÓN EN MESES – FECHA DE INICIO PREVISTA</text:p>
          </table:table-cell>
          <table:table-cell table:style-name="ce27" office:value-type="string" calcext:value-type="string">
            <text:p>OBSERVACIONES</text:p>
          </table:table-cell>
          <table:table-cell table:style-name="ce27" office:value-type="string" calcext:value-type="string">
            <text:p>Mes (es) <text:s/>Formulacion </text:p>
          </table:table-cell>
        </table:table-row>
        <table:table-row table:style-name="ro2" table:number-rows-repeated="10485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jecu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4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4" office:value-type="string" calcext:value-type="string">
            <text:p>REFERENCIA FINANCIADOR</text:p>
          </table:table-cell>
          <table:table-cell table:style-name="ce4" office:value-type="string" calcext:value-type="string">
            <text:p>TITUL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</table:table-row>
        <table:table-row table:style-name="ro2" table:number-rows-repeated="104857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En cierre" table:style-name="ta2" table:print-ranges="'En cierre'.A1:'En cierre'.H2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13" table:default-cell-style-name="ce8"/>
        <table:table-column table:style-name="co15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16" table:default-cell-style-name="ce6"/>
        <table:table-column table:style-name="co17" table:number-columns-repeated="1015" table:default-cell-style-name="ce6"/>
        <table:table-column table:style-name="co17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REFERENCIA CINEP/PPP</text:p>
          </table:table-cell>
          <table:table-cell table:style-name="ce5" office:value-type="string" calcext:value-type="string">
            <text:p>REFERENCIA FINANCIADOR</text:p>
          </table:table-cell>
          <table:table-cell table:style-name="ce4" office:value-type="string" calcext:value-type="string">
            <text:p>OBJETO</text:p>
          </table:table-cell>
          <table:table-cell table:style-name="ce4" office:value-type="string" calcext:value-type="string">
            <text:p>FINANCIADOR</text:p>
          </table:table-cell>
          <table:table-cell table:style-name="ce4" office:value-type="string" calcext:value-type="string">
            <text:p>RESPONSABLE GP</text:p>
          </table:table-cell>
          <table:table-cell table:style-name="ce4" office:value-type="string" calcext:value-type="string">
            <text:p>OBSERVACIONES</text:p>
          </table:table-cell>
          <table:table-cell table:style-name="ce4" office:value-type="string" calcext:value-type="string">
            <text:p>EQUIPO</text:p>
          </table:table-cell>
          <table:table-cell table:number-columns-repeated="1016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itados año" table:style-name="ta2" table:print-ranges="'Tramitados año'.A1:'Tramitados año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nvenios Interinstitucionales" table:style-name="ta2" table:print-ranges="'Convenios Interinstitucionales'.A1:'Convenios Interinstitucionales'.G2">
        <office:forms form:automatic-focus="false" form:apply-design-mode="false"/>
        <table:table-column table:style-name="co1" table:default-cell-style-name="ce7"/>
        <table:table-column table:style-name="co22" table:default-cell-style-name="ce8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17" table:number-columns-repeated="1014" table:default-cell-style-name="ce6"/>
        <table:table-column table:style-name="co17" table:number-columns-repeated="3" table:default-cell-style-name="Default"/>
        <table:table-row table:style-name="ro3">
          <table:table-cell table:style-name="ce4" office:value-type="string" calcext:value-type="string">
            <text:p>#</text:p>
          </table:table-cell>
          <table:table-cell table:style-name="ce5" office:value-type="string" calcext:value-type="string">
            <text:p>CLASIFICACIÓN</text:p>
          </table:table-cell>
          <table:table-cell table:style-name="ce4" office:value-type="string" calcext:value-type="string">
            <text:p>INSTITUCION</text:p>
          </table:table-cell>
          <table:table-cell table:style-name="ce4" office:value-type="string" calcext:value-type="string">
            <text:p>TIPO DE CONVENIO</text:p>
          </table:table-cell>
          <table:table-cell table:style-name="ce4" office:value-type="string" calcext:value-type="string">
            <text:p>DESCRIPCION</text:p>
          </table:table-cell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DURACION</text:p>
          </table:table-cell>
          <table:table-cell table:number-columns-repeated="1017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ciones" table:style-name="ta2" table:print-ranges="Publicaciones.A1:Publicaciones.I2">
        <office:forms form:automatic-focus="false" form:apply-design-mode="false"/>
        <table:table-column table:style-name="co1" table:default-cell-style-name="ce34"/>
        <table:table-column table:style-name="co2" table:default-cell-style-name="ce34"/>
        <table:table-column table:style-name="co30" table:default-cell-style-name="ce35"/>
        <table:table-column table:style-name="co3" table:default-cell-style-name="ce33"/>
        <table:table-column table:style-name="co31" table:default-cell-style-name="ce33"/>
        <table:table-column table:style-name="co33" table:number-columns-repeated="2" table:default-cell-style-name="ce33"/>
        <table:table-column table:style-name="co27" table:default-cell-style-name="ce33"/>
        <table:table-column table:style-name="co38" table:default-cell-style-name="ce33"/>
        <table:table-column table:style-name="co12" table:default-cell-style-name="ce33"/>
        <table:table-column table:style-name="co17" table:number-columns-repeated="1014" table:default-cell-style-name="ce33"/>
        <table:table-row table:style-name="ro3">
          <table:table-cell table:style-name="ce31" office:value-type="string" calcext:value-type="string">
            <text:p>#</text:p>
          </table:table-cell>
          <table:table-cell table:style-name="ce31" office:value-type="string" calcext:value-type="string">
            <text:p>REFERENCIA CINEP/PPP</text:p>
          </table:table-cell>
          <table:table-cell table:style-name="ce31" office:value-type="string" calcext:value-type="string">
            <text:p>COORDINADOR</text:p>
          </table:table-cell>
          <table:table-cell table:style-name="ce31" office:value-type="string" calcext:value-type="string">
            <text:p>FINANCIADOR</text:p>
          </table:table-cell>
          <table:table-cell table:style-name="ce31" office:value-type="string" calcext:value-type="string">
            <text:p>CONVENIO</text:p>
          </table:table-cell>
          <table:table-cell table:style-name="ce31" office:value-type="string" calcext:value-type="string">
            <text:p>FECHA INICIO CONVENIO</text:p>
          </table:table-cell>
          <table:table-cell table:style-name="ce31" office:value-type="string" calcext:value-type="string">
            <text:p>FECHA FINALIZACION CONVENIO</text:p>
          </table:table-cell>
          <table:table-cell table:style-name="ce31" office:value-type="string" calcext:value-type="string">
            <text:p>TIPO DE PUBLICACION</text:p>
          </table:table-cell>
          <table:table-cell table:style-name="ce31" office:value-type="string" calcext:value-type="string">
            <text:p>CUMPLIMIENTO</text:p>
          </table:table-cell>
          <table:table-cell table:style-name="ce31" office:value-type="string" calcext:value-type="string">
            <text:p>SEGUIMIENTO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visas" table:style-name="ta1">
        <office:forms form:automatic-focus="false" form:apply-design-mode="false"/>
        <table:table-column table:style-name="co32" table:default-cell-style-name="Default"/>
        <table:table-column table:style-name="co7" table:number-columns-repeated="6" table:default-cell-style-name="Default"/>
        <table:table-row table:style-name="ro5">
          <table:table-cell table:style-name="ce1" office:value-type="string" calcext:value-type="string">
            <text:p>FECHA/DIVISAS 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DOLAR</text:p>
          </table:table-cell>
          <table:table-cell table:style-name="ce2" office:value-type="string" calcext:value-type="string">
            <text:p>DOLAR CANADIENSE</text:p>
          </table:table-cell>
          <table:table-cell table:style-name="ce1" office:value-type="string" calcext:value-type="string">
            <text:p>GBP</text:p>
          </table:table-cell>
          <table:table-cell table:style-name="ce2" office:value-type="string" calcext:value-type="string">
            <text:p>SEK</text:p>
          </table:table-cell>
          <table:table-cell table:style-name="ce2" office:value-type="string" calcext:value-type="string">
            <text:p>Sfr</text:p>
          </table:table-cell>
        </table:table-row>
        <table:table-row table:style-name="ro2">
          <table:table-cell table:style-name="ce9" office:value-type="string" calcext:value-type="string">
            <text:p>2016/05/3</text:p>
          </table:table-cell>
          <table:table-cell table:style-name="ce12" office:value-type="float" office:value="3100" calcext:value-type="float">
            <text:p><text:s/>$3.100 </text:p>
          </table:table-cell>
          <table:table-cell table:style-name="ce12" office:value-type="float" office:value="2800" calcext:value-type="float">
            <text:p><text:s/>$2.800 </text:p>
          </table:table-cell>
          <table:table-cell table:style-name="ce12" office:value-type="float" office:value="2200" calcext:value-type="float">
            <text:p><text:s/>$2.200 </text:p>
          </table:table-cell>
          <table:table-cell table:style-name="ce12" office:value-type="float" office:value="4100" calcext:value-type="float">
            <text:p><text:s/>$4.100 </text:p>
          </table:table-cell>
          <table:table-cell table:style-name="ce12" office:value-type="float" office:value="344" calcext:value-type="float">
            <text:p><text:s/>$344 </text:p>
          </table:table-cell>
          <table:table-cell table:style-name="ce12" office:value-type="float" office:value="3000" calcext:value-type="float">
            <text:p><text:s/>$3.000 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>
          <table:table-cell table:style-name="ce10"/>
          <table:table-cell table:style-name="ce13" table:number-columns-repeated="6"/>
        </table:table-row>
        <table:table-row table:style-name="ro2">
          <table:table-cell/>
          <table:table-cell table:style-name="ce13" table:number-columns-repeated="6"/>
        </table:table-row>
        <table:table-row table:style-name="ro2" table:number-rows-repeated="2">
          <table:table-cell table:style-name="ce11"/>
          <table:table-cell table:style-name="ce13" table:number-columns-repeated="6"/>
        </table:table-row>
        <table:table-row table:style-name="ro2" table:number-rows-repeated="186">
          <table:table-cell/>
          <table:table-cell table:style-name="ce13" table:number-columns-repeated="6"/>
        </table:table-row>
        <table:table-row table:style-name="ro2" table:number-rows-repeated="104837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ramitados año-1" table:style-name="ta2" table:print-ranges="'Tramitados año-1'.A1:'Tramitados año-1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2" table:style-name="ta2" table:print-ranges="'Tramitados año-2'.A1:'Tramitados año-2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mitados año-3" table:style-name="ta2" table:print-ranges="'Tramitados año-3'.A1:'Tramitados año-3'.J2">
        <office:forms form:automatic-focus="false" form:apply-design-mode="false"/>
        <table:table-column table:style-name="co1" table:default-cell-style-name="ce24"/>
        <table:table-column table:style-name="co34" table:default-cell-style-name="ce25"/>
        <table:table-column table:style-name="co35" table:default-cell-style-name="ce23"/>
        <table:table-column table:style-name="co3" table:default-cell-style-name="ce23"/>
        <table:table-column table:style-name="co36" table:default-cell-style-name="ce23"/>
        <table:table-column table:style-name="co37" table:default-cell-style-name="ce23"/>
        <table:table-column table:style-name="co10" table:default-cell-style-name="ce23"/>
        <table:table-column table:style-name="co5" table:default-cell-style-name="ce23"/>
        <table:table-column table:style-name="co14" table:default-cell-style-name="ce23"/>
        <table:table-column table:style-name="co12" table:default-cell-style-name="ce23"/>
        <table:table-column table:style-name="co17" table:number-columns-repeated="1014" table:default-cell-style-name="ce23"/>
        <table:table-row table:style-name="ro3">
          <table:table-cell table:style-name="ce21" office:value-type="string" calcext:value-type="string">
            <text:p>#</text:p>
          </table:table-cell>
          <table:table-cell table:style-name="ce22" office:value-type="string" calcext:value-type="string">
            <text:p>MES DE TRAMITE</text:p>
          </table:table-cell>
          <table:table-cell table:style-name="ce22" office:value-type="string" calcext:value-type="string">
            <text:p>REFERENCIA CINEP/PPP</text:p>
          </table:table-cell>
          <table:table-cell table:style-name="ce21" office:value-type="string" calcext:value-type="string">
            <text:p>FINANCIADOR</text:p>
          </table:table-cell>
          <table:table-cell table:style-name="ce21" office:value-type="string" calcext:value-type="string">
            <text:p>ESTADO TRÁMITE</text:p>
          </table:table-cell>
          <table:table-cell table:style-name="ce21" office:value-type="string" calcext:value-type="string">
            <text:p>PRESUPUESTO</text:p>
          </table:table-cell>
          <table:table-cell table:style-name="ce21" office:value-type="string" calcext:value-type="string">
            <text:p>MONEDA</text:p>
          </table:table-cell>
          <table:table-cell table:style-name="ce21" office:value-type="string" calcext:value-type="string">
            <text:p>PRESUPUESTO EN COP</text:p>
          </table:table-cell>
          <table:table-cell table:style-name="ce21" office:value-type="string" calcext:value-type="string">
            <text:p>EQUIPO</text:p>
          </table:table-cell>
          <table:table-cell table:style-name="ce21" office:value-type="string" calcext:value-type="string">
            <text:p>OBSERVACIONES</text:p>
          </table:table-cell>
          <table:table-cell table:number-columns-repeated="1014"/>
        </table:table-row>
        <table:table-row table:style-name="ro4" table:number-rows-repeated="104857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Resumen General'.A1:'Resumen General'.F1048576" table:orientation="column"/>
        <table:database-range table:name="__Anonymous_Sheet_DB__1" table:target-range-address="'En Trámite'.A1:'En Trámite'.K1048576" table:orientation="column"/>
        <table:database-range table:name="__Anonymous_Sheet_DB__2" table:target-range-address="Ejecución.A1:Ejecución.H1048576" table:orientation="column"/>
        <table:database-range table:name="__Anonymous_Sheet_DB__3" table:target-range-address="'En cierre'.A1:'En cierre'.H1048576" table:orientation="column"/>
        <table:database-range table:name="__Anonymous_Sheet_DB__4" table:target-range-address="'Tramitados año'.A1:'Tramitados año'.J1048576" table:orientation="column"/>
        <table:database-range table:name="__Anonymous_Sheet_DB__5" table:target-range-address="'Convenios Interinstitucionales'.A1:'Convenios Interinstitucionales'.G1048576" table:orientation="column"/>
        <table:database-range table:name="__Anonymous_Sheet_DB__6" table:target-range-address="Publicaciones.A1:Publicaciones.I1048576" table:orientation="column"/>
        <table:database-range table:name="__Anonymous_Sheet_DB__7" table:target-range-address="Divisas.A1:Divisas.G1048576" table:orientation="column"/>
        <table:database-range table:name="__Anonymous_Sheet_DB__8" table:target-range-address="'Tramitados año-1'.A1:'Tramitados año-1'.J1048576" table:orientation="column"/>
        <table:database-range table:name="__Anonymous_Sheet_DB__9" table:target-range-address="'Tramitados año-2'.A1:'Tramitados año-2'.J1048576" table:orientation="column"/>
        <table:database-range table:name="__Anonymous_Sheet_DB__10" table:target-range-address="'Tramitados año-3'.A1:'Tramitados año-3'.J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currency-style style:name="N125P0" style:volatile="true">
      <number:currency-symbol number:language="es" number:country="CO">$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5P0" style:volatile="true">
      <number:currency-symbol number:language="es" number:country="CO">$</number:currency-symbol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5P1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35P2" style:volatile="true">
      <number:currency-symbol number:language="es" number:country="CO">$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currency-symbol>USD</number:currency-symbol>
      <number:text> </number:text>
      <number:number number:decimal-places="0" loext:min-decimal-places="0" number:min-integer-digits="1" number:grouping="true"/>
    </number:currency-style>
    <number:currency-style style:name="N143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1" style:volatile="true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3P2" style:volatile="true">
      <number:currency-symbol number:language="en" number:country="GB">£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fill-character> </loext:fill-character>
      <number:text>- </number:text>
    </number:number-style>
    <number:text-style style:name="N10126" number:language="es" number:country="CO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4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4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4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4" number:language="es" number:country="CO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Noto Sans Devanagari" style:font-family-complex="'Noto Sans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5"/>
    <style:style style:name="Excel_20_Built-in_20_Comma" style:display-name="Excel Built-in Comma" style:family="table-cell" style:parent-style-name="Default" style:data-style-name="N111"/>
    <style:style style:name="Excel_20_Built-in_20_Percent" style:display-name="Excel Built-in Percent" style:family="table-cell" style:parent-style-name="Default" style:data-style-name="N10"/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79.4mm" fo:page-height="215.9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79.4mm" fo:page-height="215.9mm" style:num-format="1" style:print-orientation="landscape" fo:margin-top="19.05mm" fo:margin-bottom="19.05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04:33:14.43149156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UMEN_20_GENERAL" style:display-name="PageStyle_RESUMEN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cución_20_" style:display-name="PageStyle_Ejecución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_20_trámite" style:display-name="PageStyle_En trám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ramitados_20_2016" style:display-name="PageStyle_Tramitados 2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nios_20_interinstitucionales" style:display-name="PageStyle_Convenios interinstitucionale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mitados_20_2015" style:display-name="PageStyle_Tramitados 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aciones_20_" style:display-name="PageStyle_Publicaciones 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n_20_cierre" style:display-name="PageStyle_En c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fania Bedoya</meta:initial-creator>
    <meta:print-date>2016-08-16T15:38:06</meta:print-date>
    <meta:creation-date>2015-08-19T20:56:40</meta:creation-date>
    <dc:date>2017-08-23T04:40:39.772719824</dc:date>
    <meta:generator>LibreOffice/5.2.4.2.0$OpenBSD_X86_64 LibreOffice_project/20m0$Build-2</meta:generator>
    <meta:editing-duration>PT3H28M55S</meta:editing-duration>
    <meta:editing-cycles>25</meta:editing-cycles>
    <meta:document-statistic meta:table-count="1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